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bd92" officeooo:paragraph-rsid="0014bd92"/>
    </style:style>
    <style:style style:name="P2" style:family="paragraph" style:parent-style-name="Standard">
      <style:text-properties officeooo:rsid="001561c4" officeooo:paragraph-rsid="001561c4"/>
    </style:style>
    <style:style style:name="P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4bd92" officeooo:paragraph-rsid="0014bd92"/>
    </style:style>
    <style:style style:name="P4" style:family="paragraph" style:parent-style-name="Standard">
      <style:text-properties officeooo:rsid="001561c4" officeooo:paragraph-rsid="001561c4"/>
    </style:style>
    <style:style style:name="P5" style:family="paragraph" style:parent-style-name="Standard">
      <style:text-properties officeooo:rsid="00171afb" officeooo:paragraph-rsid="00171afb"/>
    </style:style>
    <style:style style:name="P6" style:family="paragraph" style:parent-style-name="Standard">
      <style:text-properties officeooo:rsid="00171afb" officeooo:paragraph-rsid="00174d5e"/>
    </style:style>
    <style:style style:name="P7" style:family="paragraph" style:parent-style-name="Standard">
      <style:text-properties officeooo:rsid="00171afb" officeooo:paragraph-rsid="0017d702"/>
    </style:style>
    <style:style style:name="P8" style:family="paragraph" style:parent-style-name="Standard">
      <style:text-properties officeooo:rsid="00171afb" officeooo:paragraph-rsid="00196c50"/>
    </style:style>
    <style:style style:name="P9" style:family="paragraph" style:parent-style-name="Standard" style:list-style-name="L1">
      <style:text-properties officeooo:rsid="00171afb" officeooo:paragraph-rsid="00196c50"/>
    </style:style>
    <style:style style:name="P10" style:family="paragraph" style:parent-style-name="Standard" style:list-style-name="L1">
      <style:text-properties officeooo:rsid="00196c50" officeooo:paragraph-rsid="00196c50"/>
    </style:style>
    <style:style style:name="P11" style:family="paragraph" style:parent-style-name="Standard" style:list-style-name="L1">
      <style:text-properties officeooo:rsid="001b1699" officeooo:paragraph-rsid="001b1699"/>
    </style:style>
    <style:style style:name="P12" style:family="paragraph" style:parent-style-name="Standard" style:list-style-name="L1">
      <style:text-properties officeooo:rsid="001bc190" officeooo:paragraph-rsid="001bc190"/>
    </style:style>
    <style:style style:name="P13" style:family="paragraph" style:parent-style-name="Standard" style:list-style-name="L1">
      <style:text-properties officeooo:rsid="001c64c8" officeooo:paragraph-rsid="001c64c8"/>
    </style:style>
    <style:style style:name="T1" style:family="text">
      <style:text-properties officeooo:rsid="00174d5e"/>
    </style:style>
    <style:style style:name="T2" style:family="text">
      <style:text-properties officeooo:rsid="0017d702"/>
    </style:style>
    <style:style style:name="T3" style:family="text">
      <style:text-properties officeooo:rsid="00196c50"/>
    </style:style>
    <style:style style:name="T4" style:family="text">
      <style:text-properties fo:font-size="12pt" style:font-size-asian="12pt" style:font-size-complex="12pt"/>
    </style:style>
    <style:style style:name="T5" style:family="text">
      <style:text-properties fo:font-size="12pt" fo:font-weight="normal" style:font-size-asian="12pt" style:font-size-complex="12pt" loext:padding="0cm" loext:border="none"/>
    </style:style>
    <style:style style:name="T6" style:family="text">
      <style:text-properties fo:font-size="12pt" fo:font-weight="normal" officeooo:rsid="00196c50" style:font-size-asian="12pt" style:font-size-complex="12pt" loext:padding="0cm" loext:border="none"/>
    </style:style>
    <style:style style:name="T7" style:family="text">
      <style:text-properties fo:font-size="12pt" fo:font-weight="normal" officeooo:rsid="001b1699" style:font-size-asian="12pt" style:font-size-complex="12pt" loext:padding="0cm" loext: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626cm" fo:text-indent="-0.635cm" fo:margin-left="2.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61cm" fo:text-indent="-0.635cm" fo:margin-left="3.2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96cm" fo:text-indent="-0.635cm" fo:margin-left="3.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31cm" fo:text-indent="-0.635cm" fo:margin-left="4.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66cm" fo:text-indent="-0.635cm" fo:margin-left="5.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01cm" fo:text-indent="-0.635cm" fo:margin-left="5.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36cm" fo:text-indent="-0.635cm" fo:margin-left="6.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71cm" fo:text-indent="-0.635cm" fo:margin-left="7.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06cm" fo:text-indent="-0.635cm" fo:margin-left="7.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41cm" fo:text-indent="-0.635cm" fo:margin-left="8.341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it Toturial </text:p>
      <text:p text:style-name="P1"/>
      <text:p text:style-name="P1">1 – How to initialize git </text:p>
      <text:p text:style-name="P1"><text:tab/>git init</text:p>
      <text:p text:style-name="P2">2 – Learn how to create repository in github ..</text:p>
      <text:p text:style-name="P2">3 - <text:s/>Learn and practice how to add remote repository.</text:p>
      <text:p text:style-name="P2"/>
      <text:p text:style-name="P5">Purpose of git clone : - </text:p>
      <text:p text:style-name="P5"><text:tab/><text:tab/><text:tab/> <text:s/>git clone command clone the remote repository on the local repository, and all the data presented in the remote repository will also presented in our local repository with the help of git clone commands.</text:p>
      <text:p text:style-name="P5">Example : - </text:p>
      <text:p text:style-name="P6"><text:tab/> git clone <text:a xlink:type="simple" xlink:href="https://github.com/Gajendra21Singh/training.git" text:style-name="Internet_20_link" text:visited-style-name="Visited_20_Internet_20_Link">https://github.com/Gajendra21Singh/training.git</text:a></text:p>
      <text:p text:style-name="P6"/>
      <text:p text:style-name="P7"><text:span text:style-name="T1">Purpose of ssh key : - for secure connection </text:span></text:p>
      <text:p text:style-name="P7"><text:span text:style-name="T2">there are basicly two key are generated, public and private .</text:span></text:p>
      <text:p text:style-name="P8"><text:span text:style-name="T2">Public key for center repository and private repository for local repository</text:span></text:p>
      <text:p text:style-name="P8"><text:span text:style-name="T3">Process to generated the ssh key : -</text:span></text:p>
      <text:list xml:id="list3604812784" text:style-name="L1">
        <text:list-item>
          <text:p text:style-name="P9"><text:span text:style-name="T5">ssh-keygen </text:span><text:span text:style-name="T4"><text:line-break/></text:span><text:span text:style-name="T5">Generating public/private rsa key pair.</text:span><text:line-break/><text:span text:style-name="T5">Enter file in which to save the key (/.ssh/id_rsa): </text:span><text:span text:style-name="T6">enter key</text:span></text:p>
          <text:p text:style-name="P10"><text:span text:style-name="T5">create a .ssh directory and generated two key first one is id_rs</text:span><text:span text:style-name="T7">a and second one is id_rsa.pub.</text:span></text:p>
        </text:list-item>
        <text:list-item>
          <text:p text:style-name="P11"><text:span text:style-name="T5">id_rsa :- It is private key for local system.</text:span></text:p>
        </text:list-item>
        <text:list-item>
          <text:p text:style-name="P11"><text:span text:style-name="T5">id_rsa.pub :- It is public key for central repository.</text:span></text:p>
        </text:list-item>
        <text:list-item>
          <text:p text:style-name="P12"><text:span text:style-name="T5">Generate a agent with the help of commands eval “$(ssh-agent)” and press the enter key this given a agent pid with 4 digit number.</text:span></text:p>
        </text:list-item>
        <text:list-item>
          <text:p text:style-name="P12"><text:span text:style-name="T5">Add private key on our system with the help of commands (ssh-add ~/.shh/id_rsa) and press enter key.</text:span></text:p>
        </text:list-item>
        <text:list-item>
          <text:p text:style-name="P13"><text:span text:style-name="T5">Open the id_rsa.pub key and paste the central repository .</text:span></text:p>
          <text:p text:style-name="P10"><text:span text:style-name="T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2T14:47:41.467644957</meta:creation-date>
    <dc:date>2021-05-13T11:51:40.672278424</dc:date>
    <meta:editing-duration>PT3H15M53S</meta:editing-duration>
    <meta:editing-cycles>8</meta:editing-cycles>
    <meta:generator>LibreOffice/6.0.7.3$Linux_X86_64 LibreOffice_project/00m0$Build-3</meta:generator>
    <meta:document-statistic meta:table-count="0" meta:image-count="0" meta:object-count="0" meta:page-count="1" meta:paragraph-count="20" meta:word-count="222" meta:character-count="1277" meta:non-whitespace-character-count="1064"/>
  </office:meta>
</office:document-meta>
</file>